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ierstadt" svg:font-family="Bierstadt"/>
    <style:font-face style:name="Bierstadt1" svg:font-family="Bierstadt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3465a4" draw:marker-start-width="0.294cm" draw:marker-end-width="0.294cm" draw:fill="none" draw:textarea-vertical-align="middle" fo:padding-top="0.126cm" fo:padding-bottom="0.126cm" fo:padding-left="0.251cm" fo:padding-right="0.251cm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4.038cm" fo:min-width="5.538cm" fo:wrap-option="wrap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ffffd7" draw:textarea-horizontal-align="left" draw:auto-grow-height="true" draw:auto-grow-width="false" fo:min-height="1.27cm" fo:min-width="0cm"/>
      <style:paragraph-properties style:writing-mode="lr-tb"/>
    </style:style>
    <style:style style:name="gr6" style:family="graphic">
      <style:graphic-properties style:writing-mode="lr-tb"/>
    </style:style>
    <style:style style:name="gr7" style:family="graphic" style:parent-style-name="standard">
      <style:graphic-properties draw:fill-color="#dde8cb" draw:textarea-horizontal-align="justify" draw:textarea-vertical-align="middle" draw:auto-grow-height="false" fo:min-height="2.006cm" fo:min-width="5.256cm" fo:wrap-option="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cm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4.038cm" fo:min-width="6.538cm" fo:wrap-option="wrap"/>
      <style:paragraph-properties style:writing-mode="lr-tb"/>
    </style:style>
    <style:style style:name="gr10" style:family="graphic" style:parent-style-name="standard" style:list-style-name="L1">
      <style:graphic-properties svg:stroke-width="0.07cm" draw:marker-start-width="0.32cm" draw:marker-end-width="0.32cm" draw:fill="solid" draw:fill-color="#ffff00" draw:textarea-horizontal-align="justify" draw:textarea-vertical-align="middle" draw:auto-grow-height="false" fo:min-height="0.014cm" fo:min-width="0.013cm" fo:padding-top="0.135cm" fo:padding-bottom="0.135cm" fo:padding-left="0.26cm" fo:padding-right="0.26cm"/>
      <style:paragraph-properties style:writing-mode="lr-tb"/>
    </style:style>
    <style:style style:name="gr11" style:family="graphic" style:parent-style-name="standard" style:list-style-name="L1">
      <style:graphic-properties svg:stroke-width="0.07cm" draw:marker-start-width="0.32cm" draw:marker-end-width="0.32cm" draw:fill="solid" draw:fill-color="#ffff00" draw:textarea-horizontal-align="justify" draw:textarea-vertical-align="middle" draw:auto-grow-height="false" fo:min-height="0.014cm" fo:min-width="0.013cm" fo:padding-top="0.135cm" fo:padding-bottom="0.135cm" fo:padding-left="0.26cm" fo:padding-right="0.26cm"/>
      <style:paragraph-properties style:writing-mode="lr-tb"/>
    </style:style>
    <style:style style:name="gr12" style:family="graphic" style:parent-style-name="standard">
      <style:graphic-properties draw:fill-color="#fff5ce" draw:textarea-horizontal-align="justify" draw:textarea-vertical-align="middle" draw:auto-grow-height="false" fo:min-height="2.006cm" fo:min-width="5.256cm" fo:wrap-option="wrap"/>
      <style:paragraph-properties style:writing-mode="lr-tb"/>
    </style:style>
    <style:style style:name="gr13" style:family="graphic" style:parent-style-name="standard" style:list-style-name="L1">
      <style:graphic-properties svg:stroke-width="0.07cm" draw:marker-start-width="0.32cm" draw:marker-end-width="0.32cm" draw:fill="solid" draw:fill-color="#ffff00" draw:textarea-horizontal-align="justify" draw:textarea-vertical-align="middle" draw:auto-grow-height="false" fo:min-height="0.014cm" fo:min-width="0.013cm" fo:padding-top="0.135cm" fo:padding-bottom="0.135cm" fo:padding-left="0.26cm" fo:padding-right="0.26cm"/>
      <style:paragraph-properties style:writing-mode="lr-tb"/>
    </style:style>
    <style:style style:name="gr14" style:family="graphic" style:parent-style-name="standard" style:list-style-name="L1">
      <style:graphic-properties svg:stroke-width="0.07cm" draw:marker-start-width="0.32cm" draw:marker-end-width="0.32cm" draw:fill="solid" draw:fill-color="#dddddd" draw:textarea-horizontal-align="justify" draw:textarea-vertical-align="middle" draw:auto-grow-height="false" fo:min-height="0.014cm" fo:min-width="0.013cm" fo:padding-top="0.135cm" fo:padding-bottom="0.135cm" fo:padding-left="0.26cm" fo:padding-right="0.2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style:text-properties style:font-name="Consolas" fo:font-size="12pt"/>
    </style:style>
    <style:style style:name="P4" style:family="paragraph">
      <loext:graphic-properties draw:fill="none" draw:fill-color="#ffffff"/>
      <style:text-properties style:font-name="Consolas" fo:font-size="12pt"/>
    </style:style>
    <style:style style:name="P5" style:family="paragraph">
      <style:text-properties style:font-name="Consolas" fo:font-size="10pt"/>
    </style:style>
    <style:style style:name="P6" style:family="paragraph">
      <loext:graphic-properties draw:fill="solid" draw:fill-color="#ffffd7"/>
      <style:text-properties style:font-name="Consolas" fo:font-size="9pt" style:font-size-asian="16pt" style:font-size-complex="16pt"/>
    </style:style>
    <style:style style:name="P7" style:family="paragraph">
      <loext:graphic-properties draw:fill="none" draw:fill-color="#ffffff"/>
      <style:text-properties style:font-name="Consolas" fo:font-size="9pt" style:font-size-asian="16pt" style:font-size-complex="16pt"/>
    </style:style>
    <style:style style:name="P8" style:family="paragraph">
      <loext:graphic-properties draw:fill-color="#dde8cb"/>
      <style:paragraph-properties fo:text-align="center"/>
    </style:style>
    <style:style style:name="P9" style:family="paragraph">
      <loext:graphic-properties draw:fill="none" draw:fill-color="#ffffff"/>
      <style:text-properties style:font-name="Consolas" fo:font-size="10pt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nsola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onsola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5c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Consolas" fo:font-size="11pt" fo:font-style="normal" fo:text-shadow="none" style:text-underline-style="none" fo:font-weight="normal" style:letter-kerning="true" fo:background-color="#ffff00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onsolas" fo:font-size="11pt" fo:font-style="normal" fo:text-shadow="none" style:text-underline-style="none" fo:font-weight="normal" style:letter-kerning="true" fo:background-color="#ffff00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text-properties style:font-name="Consolas" fo:font-size="10pt" fo:background-color="transparent"/>
    </style:style>
    <style:style style:name="P16" style:family="paragraph">
      <loext:graphic-properties draw:fill="none" draw:fill-color="#ffffff"/>
      <style:text-properties style:font-name="Consolas" fo:font-size="10pt" fo:background-color="transparent"/>
    </style:style>
    <style:style style:name="T1" style:family="text">
      <style:text-properties fo:font-size="10.5pt" fo:font-style="italic" style:font-size-asian="20pt" style:font-style-asian="italic" style:font-size-complex="20pt" style:font-style-complex="italic"/>
    </style:style>
    <style:style style:name="T2" style:family="text">
      <style:text-properties fo:font-size="9pt" style:font-size-asian="16pt" style:font-size-complex="16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9pt" fo:font-style="italic" style:font-size-asian="16pt" style:font-style-asian="italic" style:font-size-complex="16pt" style:font-style-complex="italic"/>
    </style:style>
    <style:style style:name="T5" style:family="text">
      <style:text-properties fo:font-size="11pt" fo:font-style="normal" style:font-size-asian="21pt" style:font-style-asian="normal" style:font-size-complex="21pt" style:font-style-complex="normal"/>
    </style:style>
    <style:style style:name="T6" style:family="text">
      <style:text-properties fo:font-size="9pt" fo:font-style="normal" style:font-size-asian="16pt" style:font-style-asian="normal" style:font-size-complex="16pt" style:font-style-complex="normal"/>
    </style:style>
    <style:style style:name="T7" style:family="text">
      <style:text-properties fo:font-size="9pt" fo:font-style="normal" style:font-size-asian="9pt" style:font-style-asian="normal" style:font-size-complex="9pt" style:font-style-complex="normal"/>
    </style:style>
    <style:style style:name="T8" style:family="text">
      <style:text-properties fo:font-size="1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254cm" svg:y1="6.533cm" svg:x2="5.254cm" svg:y2="9.533cm">
          <text:p/>
        </draw:line>
        <draw:line draw:style-name="gr1" draw:text-style-name="P1" draw:layer="layout" svg:x1="8.25cm" svg:y1="3.962cm" svg:x2="11.25cm" svg:y2="3.962cm">
          <text:p/>
        </draw:line>
        <draw:line draw:style-name="gr1" draw:text-style-name="P1" draw:layer="layout" svg:x1="11.25cm" svg:y1="10.47cm" svg:x2="8.25cm" svg:y2="10.47cm">
          <text:p/>
        </draw:line>
        <draw:line draw:style-name="gr1" draw:text-style-name="P1" draw:layer="layout" svg:x1="11.25cm" svg:y1="7.78cm" svg:x2="8.5cm" svg:y2="6.23cm">
          <text:p/>
        </draw:line>
        <draw:custom-shape draw:style-name="gr2" draw:text-style-name="P2" draw:layer="layout" svg:width="6.5cm" svg:height="4.75cm" svg:x="2.05cm" svg:y="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296cm" svg:height="0.674cm" svg:x="3.6cm" svg:y="2cm">
          <draw:text-box>
            <text:p text:style-name="P3">mod_sortable</text:p>
          </draw:text-box>
        </draw:frame>
        <draw:line draw:style-name="gr4" draw:text-style-name="P1" draw:layer="layout" svg:x1="2.05cm" svg:y1="2.75cm" svg:x2="8.55cm" svg:y2="2.75cm">
          <text:p/>
        </draw:line>
        <draw:frame draw:style-name="gr5" draw:text-style-name="P6" draw:layer="layout" svg:width="6cm" svg:height="1.52cm" svg:x="2.3cm" svg:y="3cm">
          <draw:text-box>
            <text:p text:style-name="P5"><text:span text:style-name="T1">sortable</text:span><text:span text:style-name="T2"> <text:s text:c="6"/></text:span><text:span text:style-name="T2"><text:line-break/></text:span><text:span text:style-name="T2"> <text:s/></text:span><text:span text:style-name="T3">%less_than</text:span><text:span text:style-name="T2"><text:line-break/></text:span><text:span text:style-name="T2"> <text:s/></text:span><text:span text:style-name="T3">%operator(&lt;) =&gt; less_than </text:span></text:p>
          </draw:text-box>
        </draw:frame>
        <draw:frame draw:style-name="gr3" draw:text-style-name="P7" draw:layer="layout" svg:width="5.536cm" svg:height="0.569cm" svg:x="2.3cm" svg:y="5cm">
          <draw:text-box>
            <text:p text:style-name="P5"><text:span text:style-name="T4">sortable()</text:span><text:span text:style-name="T2"> =&gt; create_sortable</text:span></text:p>
          </draw:text-box>
        </draw:frame>
        <draw:line draw:style-name="gr4" draw:text-style-name="P1" draw:layer="layout" svg:x1="2.05cm" svg:y1="5.75cm" svg:x2="8.55cm" svg:y2="5.75cm">
          <text:p/>
        </draw:line>
        <draw:g draw:style-name="gr6">
          <draw:custom-shape draw:style-name="gr7" draw:text-style-name="P8" draw:layer="layout" svg:width="6cm" svg:height="2.5cm" svg:x="2.25cm" svg:y="9.2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4.227cm" svg:height="0.674cm" svg:x="3.25cm" svg:y="9.297cm">
            <draw:text-box>
              <text:p text:style-name="P3">smod_constructor</text:p>
            </draw:text-box>
          </draw:frame>
          <draw:line draw:style-name="gr4" draw:text-style-name="P1" draw:layer="layout" svg:x1="2.25cm" svg:y1="10.047cm" svg:x2="8.25cm" svg:y2="10.047cm">
            <text:p/>
          </draw:line>
          <draw:frame draw:style-name="gr8" draw:text-style-name="P9" draw:layer="layout" svg:width="3.923cm" svg:height="0.953cm" svg:x="2.327cm" svg:y="11.047cm">
            <draw:text-box>
              <text:p text:style-name="P5">create_sortable()</text:p>
            </draw:text-box>
          </draw:frame>
          <draw:line draw:style-name="gr4" draw:text-style-name="P1" draw:layer="layout" svg:x1="2.25cm" svg:y1="10.947cm" svg:x2="8.25cm" svg:y2="10.947cm">
            <text:p/>
          </draw:line>
        </draw:g>
        <draw:custom-shape draw:style-name="gr9" draw:text-style-name="P2" draw:layer="layout" svg:width="7.5cm" svg:height="4.75cm" svg:x="11.25cm" svg:y="7.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5.857cm" svg:height="0.674cm" svg:x="11.8cm" svg:y="7.25cm">
          <draw:text-box>
            <text:p text:style-name="P3">mod_sortable_extensions</text:p>
          </draw:text-box>
        </draw:frame>
        <draw:line draw:style-name="gr4" draw:text-style-name="P1" draw:layer="layout" svg:x1="11.25cm" svg:y1="8cm" svg:x2="18.75cm" svg:y2="8cm">
          <text:p/>
        </draw:line>
        <draw:frame draw:style-name="gr5" draw:text-style-name="P6" draw:layer="layout" svg:width="7.05cm" svg:height="1.52cm" svg:x="11.45cm" svg:y="8.25cm">
          <draw:text-box>
            <text:p text:style-name="P5"><text:span text:style-name="T5">(sortable) sortable_string</text:span><text:span text:style-name="T6"> </text:span></text:p>
            <text:p text:style-name="P5"><text:span text:style-name="T6"><text:s text:c="2"/></text:span><text:span text:style-name="T6">%character(:) :: string <text:s text:c="3"/></text:span><text:span text:style-name="T6"><text:line-break/></text:span><text:span text:style-name="T6"> </text:span><text:span text:style-name="T4"><text:s/></text:span><text:span text:style-name="T3">%less_than</text:span><text:span text:style-name="T7"> =&gt; less_than_string</text:span><text:span text:style-name="T3"> </text:span></text:p>
          </draw:text-box>
        </draw:frame>
        <draw:line draw:style-name="gr4" draw:text-style-name="P1" draw:layer="layout" svg:x1="11.25cm" svg:y1="10.3cm" svg:x2="18.75cm" svg:y2="10.3cm">
          <text:p/>
        </draw:line>
        <draw:frame draw:style-name="gr3" draw:text-style-name="P4" draw:layer="layout" svg:width="4.007cm" svg:height="0.602cm" svg:x="11.25cm" svg:y="10.576cm">
          <draw:text-box>
            <text:p text:style-name="P3"><text:span text:style-name="T8">less_than_string()</text:span></text:p>
          </draw:text-box>
        </draw:frame>
        <draw:g draw:style-name="gr6">
          <draw:custom-shape draw:style-name="gr10" draw:text-style-name="P11" draw:layer="layout" svg:width="1.065cm" svg:height="0.852cm" draw:transform="skewX (-0.00209439510239333) rotate (1.0473720841218) translate (9.1cm 7.172cm)">
            <text:p text:style-name="P10"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9" draw:layer="layout" svg:width="0.697cm" svg:height="0.602cm" draw:transform="rotate (1.0471975511966) translate (9.4cm 7.151cm)">
            <draw:text-box>
              <text:p text:style-name="P5">u</text:p>
            </draw:text-box>
          </draw:frame>
        </draw:g>
        <draw:g draw:style-name="gr6">
          <draw:custom-shape draw:style-name="gr11" draw:text-style-name="P11" draw:layer="layout" svg:width="1.065cm" svg:height="0.852cm" draw:transform="skewX (-0.0020943951023932) rotate (-1.5706217938697) translate (10.25cm 9.93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9" draw:layer="layout" svg:width="0.697cm" svg:height="0.602cm" draw:transform="rotate (-1.5707963267949) translate (10.01cm 10.086cm)">
            <draw:text-box>
              <text:p text:style-name="P5">u</text:p>
            </draw:text-box>
          </draw:frame>
        </draw:g>
        <draw:custom-shape draw:style-name="gr12" draw:text-style-name="P12" draw:layer="layout" svg:width="6cm" svg:height="2.5cm" svg:x="11.25cm" svg:y="2.5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618cm" svg:height="2.501cm" svg:x="11.45cm" svg:y="2.547cm">
          <draw:text-box>
            <text:p text:style-name="P3">program</text:p>
            <text:p text:style-name="P3"/>
            <text:p text:style-name="P3"><text:span text:style-name="T8">s1 = sortable(…)</text:span></text:p>
            <text:p text:style-name="P3"><text:span text:style-name="T8">s2 = sortable(…)</text:span></text:p>
            <text:p text:style-name="P3"><text:span text:style-name="T8"/></text:p>
            <text:p text:style-name="P3"><text:span text:style-name="T8">… </text:span><text:span text:style-name="T8">= s1 &lt; s2</text:span></text:p>
          </draw:text-box>
        </draw:frame>
        <draw:line draw:style-name="gr4" draw:text-style-name="P1" draw:layer="layout" svg:x1="11.25cm" svg:y1="3.297cm" svg:x2="17.25cm" svg:y2="3.297cm">
          <text:p/>
        </draw:line>
        <draw:g draw:style-name="gr6">
          <draw:custom-shape draw:style-name="gr13" draw:text-style-name="P11" draw:layer="layout" svg:width="1.065cm" svg:height="0.852cm" draw:transform="skewX (-0.0020943951023932) rotate (1.5709708597201) translate (9.449cm 4.49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9" draw:layer="layout" svg:width="0.697cm" svg:height="0.602cm" draw:transform="rotate (1.5707963267949) translate (9.692cm 4.346cm)">
            <draw:text-box>
              <text:p text:style-name="P5">u</text:p>
            </draw:text-box>
          </draw:frame>
        </draw:g>
        <draw:custom-shape draw:style-name="gr14" draw:text-style-name="P14" draw:layer="layout" svg:width="1.065cm" svg:height="0.852cm" draw:transform="skewX (-0.0020943951023932) rotate (0.000174532925198282) translate (4.718cm 7.532cm)">
          <text:p text:style-name="P13"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6" draw:layer="layout" svg:width="0.697cm" svg:height="0.602cm" svg:x="4.9cm" svg:y="7.773cm">
          <draw:text-box>
            <text:p text:style-name="P15">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ierstadt" svg:font-family="Bierstadt"/>
    <style:font-face style:name="Bierstadt1" svg:font-family="Bierstadt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43a4" draw:marker-start-width="0.28cm" draw:marker-start-center="false" draw:marker-end-width="0.28cm" draw:marker-end-center="false" draw:fill="solid" draw:fill-color="#ffff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9T15:06:44.342000000</meta:creation-date>
    <dc:date>2024-02-24T13:10:27.710000000</dc:date>
    <meta:editing-duration>PT3H21M48S</meta:editing-duration>
    <meta:editing-cycles>8</meta:editing-cycles>
    <meta:generator>LibreOffice/7.5.9.2$Windows_X86_64 LibreOffice_project/cdeefe45c17511d326101eed8008ac4092f278a9</meta:generator>
    <meta:document-statistic meta:object-count="36"/>
  </office:meta>
</office:document-meta>
</file>